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77f" officeooo:paragraph-rsid="000f377f"/>
    </style:style>
    <style:style style:name="P2" style:family="paragraph" style:parent-style-name="Standard">
      <style:text-properties fo:font-size="12pt" officeooo:rsid="000f377f" officeooo:paragraph-rsid="000f377f" style:font-size-asian="10.5pt" style:font-size-complex="12pt"/>
    </style:style>
    <style:style style:name="P3" style:family="paragraph" style:parent-style-name="Standard">
      <style:text-properties fo:font-size="12pt" officeooo:rsid="000f377f" officeooo:paragraph-rsid="001113f5" style:font-size-asian="10.5pt" style:font-size-complex="12pt"/>
    </style:style>
    <style:style style:name="P4" style:family="paragraph" style:parent-style-name="Standard">
      <style:text-properties fo:font-size="12pt" officeooo:rsid="00125e69" officeooo:paragraph-rsid="00125e69" style:font-size-asian="10.5pt" style:font-size-complex="12pt"/>
    </style:style>
    <style:style style:name="P5" style:family="paragraph" style:parent-style-name="Standard">
      <style:text-properties fo:font-size="12pt" officeooo:rsid="00128acf" officeooo:paragraph-rsid="001363a5" style:font-size-asian="10.5pt" style:font-size-complex="12pt"/>
    </style:style>
    <style:style style:name="P6" style:family="paragraph" style:parent-style-name="Standard">
      <style:text-properties fo:font-size="12pt" officeooo:rsid="001363a5" officeooo:paragraph-rsid="001363a5" style:font-size-asian="10.5pt" style:font-size-complex="12pt"/>
    </style:style>
    <style:style style:name="P7" style:family="paragraph" style:parent-style-name="Standard">
      <style:text-properties fo:font-size="12pt" officeooo:rsid="0015abf8" officeooo:paragraph-rsid="0015abf8" style:font-size-asian="10.5pt" style:font-size-complex="12pt"/>
    </style:style>
    <style:style style:name="P8" style:family="paragraph" style:parent-style-name="Standard">
      <style:text-properties fo:font-size="12pt" officeooo:rsid="00172b2e" officeooo:paragraph-rsid="00172b2e" style:font-size-asian="10.5pt" style:font-size-complex="12pt"/>
    </style:style>
    <style:style style:name="P9" style:family="paragraph" style:parent-style-name="Standard">
      <style:text-properties fo:font-size="12pt" officeooo:rsid="0018428c" officeooo:paragraph-rsid="0018428c" style:font-size-asian="10.5pt" style:font-size-complex="12pt"/>
    </style:style>
    <style:style style:name="P10" style:family="paragraph" style:parent-style-name="Standard">
      <style:text-properties fo:font-size="12pt" officeooo:rsid="0018799e" officeooo:paragraph-rsid="001a4bf4" style:font-size-asian="10.5pt" style:font-size-complex="12pt"/>
    </style:style>
    <style:style style:name="P11" style:family="paragraph" style:parent-style-name="Standard">
      <style:text-properties fo:font-size="12pt" officeooo:paragraph-rsid="001a4bf4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officeooo:rsid="001113f5"/>
    </style:style>
    <style:style style:name="T3" style:family="text">
      <style:text-properties officeooo:rsid="00125e69"/>
    </style:style>
    <style:style style:name="T4" style:family="text">
      <style:text-properties officeooo:rsid="00128acf"/>
    </style:style>
    <style:style style:name="T5" style:family="text">
      <style:text-properties officeooo:rsid="001363a5"/>
    </style:style>
    <style:style style:name="T6" style:family="text">
      <style:text-properties officeooo:rsid="00140fbe"/>
    </style:style>
    <style:style style:name="T7" style:family="text">
      <style:text-properties officeooo:rsid="00161159"/>
    </style:style>
    <style:style style:name="T8" style:family="text">
      <style:text-properties officeooo:rsid="00172b2e"/>
    </style:style>
    <style:style style:name="T9" style:family="text">
      <style:text-properties officeooo:rsid="0017314b"/>
    </style:style>
    <style:style style:name="T10" style:family="text">
      <style:text-properties officeooo:rsid="0018799e"/>
    </style:style>
    <style:style style:name="T11" style:family="text">
      <style:text-properties officeooo:rsid="001a19ef"/>
    </style:style>
    <style:style style:name="T12" style:family="text">
      <style:text-properties officeooo:rsid="001a4bf4"/>
    </style:style>
    <style:style style:name="T13" style:family="text">
      <style:text-properties officeooo:rsid="001a4bf4" style:font-size-asian="10.5pt" style:font-size-complex="12pt"/>
    </style:style>
    <style:style style:name="T14" style:family="text">
      <style:text-properties officeooo:rsid="001a19ef" style:font-size-asian="10.5pt" style:font-size-complex="12pt"/>
    </style:style>
    <style:style style:name="T15" style:family="text">
      <style:text-properties officeooo:rsid="001af26a" style:font-size-asian="10.5pt" style:font-size-complex="12pt"/>
    </style:style>
    <style:style style:name="T16" style:family="text">
      <style:text-properties officeooo:rsid="001b2863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8"/><text:span text:style-name="T1"><text:s/>Flutter</text:span></text:p>
      <text:p text:style-name="P1"><text:span text:style-name="T1"/></text:p>
      <text:p text:style-name="P2"/>
      <text:p text:style-name="P3">Nous avons retenu que flutter est un framework multi_plateforme base sur le langage dart <text:span text:style-name="T4">qui permet de faire des application mobile</text:span>.</text:p>
      <text:p text:style-name="P3"><text:span text:style-name="T2">Il a été creé par google suite à une concurance avec facebook quand ils ont creé le react native.</text:span></text:p>
      <text:p text:style-name="P3"><text:span text:style-name="T2">Pour installer flutter l’on c’est basé sur la documentation de flutter, a ce niveau il faut se renseigner sur les prérequits avant d’intaller flutter ainsi que les éditer de code que l’on va utiliser. Pour les éditer</text:span><text:span text:style-name="T3">s</text:span><text:span text:style-name="T2">, on peut avoir le visual studio code où l’android studio.</text:span></text:p>
      <text:p text:style-name="P4">Les environnents pour tester le code sont : un telephone android, un emulateur ou un navigateur web.</text:p>
      <text:p text:style-name="P4">Parlons maintenant de comment coder une application mobile en <text:span text:style-name="T4">utilisant le framework flutter ;</text:span></text:p>
      <text:p text:style-name="P5">Tous d’abord l’on s’est interesé sur le dossier LIB après avoire importé le package material.dart.</text:p>
      <text:p text:style-name="P5"><text:span text:style-name="T5">&lt;&lt;Material.dart&gt;&gt; c’est une bibliothèque qui contient des fonctions qui seront utilisés pas notre programme pour les téléphone ANDROID dans le car des téléphones téléphones IOS l’on utilisera cuppertino.dart.</text:span></text:p>
      <text:p text:style-name="P6">Le procédure Main() qui est la fonction principale de notre page permet d’executer le programme.</text:p>
      <text:p text:style-name="P7">Flutter à la base à été creé avec des modules de type widget, l<text:span text:style-name="T6">es widget sont des vue </text:span>nous avons types de widgets le statelesswidget et statefulwidget .</text:p>
      <text:p text:style-name="P7">Le statelesswidget sans état est semblabe à un page statique il ne change pas au cour du temps, le statefu<text:span text:style-name="T8">w</text:span>idget <text:span text:style-name="T7">avec état c’est à dire qui change au cour du temps </text:span><text:span text:style-name="T8">avec statefulwidget l’on peut rédessiner l’ecran.</text:span></text:p>
      <text:p text:style-name="P8">Le scadfort est un widget permettant de stylés notre application <text:span text:style-name="T9">il regroupe les widget telque appbar, drower, leading.</text:span></text:p>
      <text:p text:style-name="P9">En flutter on peut faire <text:span text:style-name="T10">hotreload en tappant CTRL +S, </text:span></text:p>
      <text:p text:style-name="P10">Le langage dart surporte plusiers constructeur sauf qu’ils ne doivent pas avoir le même nom : on parle de constructeur nommé, le widget listvew <text:span text:style-name="T11">pour afficher des <text:s/>menus informations , column pour <text:s/>les <text:s/>mettre en verticale, rown si on voulait les mettre de façon horizotal, Trailing permet d’afficher les elements à droit, leading </text:span><text:span text:style-name="T12">pour les afficher à gauche.</text:span></text:p>
      <text:p text:style-name="P11"><text:span text:style-name="T13">Touts les icones sont stockés dans une classe appélée ICONS pour choixie une icon tu fais icon(icons.nom de l’icon que vous voulez utiliser), </text:span><text:span text:style-name="T15">pour créer un champs INPUT on utilise le widget textfield, elevatedbutton pour ajouter des boutton, </text:span><text:span text:style-name="T16">pour mettre de espace entre les elements on utilise le widget sizebox.</text:span><text:span text:style-name="T13"> </text:span><text:span text:style-name="T14"><text:s/></text:span></text:p>
      <text:p text:style-name="P10"/>
      <text:p text:style-name="P8"/>
      <text:p text:style-name="P4"><text:s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1:18:16.001720070</meta:creation-date>
    <dc:date>2022-07-29T15:17:41.973604520</dc:date>
    <meta:editing-duration>PT7M4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378" meta:character-count="2367" meta:non-whitespace-character-count="1948"/>
  </office:meta>
</office:document-meta>
</file>